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da4" officeooo:paragraph-rsid="001e5da4"/>
    </style:style>
    <style:style style:name="P2" style:family="paragraph" style:parent-style-name="Standard">
      <style:paragraph-properties fo:text-align="end" style:justify-single-word="false"/>
      <style:text-properties officeooo:rsid="001e5da4" officeooo:paragraph-rsid="001e5da4"/>
    </style:style>
    <style:style style:name="P3" style:family="paragraph" style:parent-style-name="Standard">
      <style:paragraph-properties fo:text-align="center" style:justify-single-word="false"/>
      <style:text-properties fo:color="#000080" fo:font-size="15pt" fo:font-weight="bold" officeooo:rsid="001e5da4" officeooo:paragraph-rsid="001e5da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fo:font-size="18pt" fo:font-weight="bold" officeooo:rsid="001e5da4" officeooo:paragraph-rsid="001e5da4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5da4" officeooo:paragraph-rsid="001e5da4" style:font-weight-asian="bold" style:font-weight-complex="bold"/>
    </style:style>
    <style:style style:name="P6" style:family="paragraph" style:parent-style-name="Standard">
      <style:text-properties officeooo:rsid="001f4095" officeooo:paragraph-rsid="001f4095"/>
    </style:style>
    <style:style style:name="T1" style:family="text">
      <style:text-properties officeooo:rsid="001f4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PRACTICA 4</text:p>
      <text:p text:style-name="P3"/>
      <text:p text:style-name="P3">Localización geométrica con odometría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iguel Angel de Miguel Paraíso <text:s/>- <text:s/>100292950</text:p>
      <text:p text:style-name="P1"><text:soft-page-break/></text:p>
      <text:p text:style-name="P5">“straight_odometry”</text:p>
      <text:p text:style-name="P1"/>
      <text:p text:style-name="P1">Para el primer controlador (straight_odometry), el robot lee el valor de los encoders y comparandolos determina si está yendo recto. Si no va recto, cambia la velocidad de una de las ruedas para que corrija latrayectoria.</text:p>
      <text:p text:style-name="P1">La distancia que ha recorrido el robot se determina a partir del valor de uno de los encoders (ya que en ambos el valor va a ser muy similar al haber ido recto). Con este valor, se hayan los radianes dividiendo por la resolucion del encoder, y multiplicando por el radio de la rueda se determina la distancia recorrida.</text:p>
      <text:p text:style-name="P1"/>
      <text:p text:style-name="P1"/>
      <text:p text:style-name="P1"/>
      <text:p text:style-name="P5">“obstacle_odometry”</text:p>
      <text:p text:style-name="P1"/>
      <text:p text:style-name="P1">En el segundo controlador, <text:span text:style-name="T1">para calcular la posición se han utilizado incrementos en los encoders y la fórmula propuesta en aulaglobal multiplicando al final por el radio de la rueda.</text:span></text:p>
      <text:p text:style-name="P6">De esta manera se consiguen los incrementos de posición, que se van sumando a la posición actual , dando como resultado las coordenadas del robot.</text:p>
      <text:p text:style-name="P6">Para trasladarse de un punto a otro, el robot calcula el ángulo que hay desde su posición hasta el punto deseado y lo sigue. Cuando ha alcanzado ese punto incrementa una variable (_status), y va hacia el siguiente pun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5:36:08.564574472</meta:creation-date>
    <dc:date>2014-11-11T16:07:36.717575992</dc:date>
    <meta:editing-duration>PT15M47S</meta:editing-duration>
    <meta:editing-cycles>1</meta:editing-cycles>
    <meta:document-statistic meta:table-count="0" meta:image-count="0" meta:object-count="0" meta:page-count="2" meta:paragraph-count="10" meta:word-count="204" meta:character-count="1218" meta:non-whitespace-character-count="1022"/>
    <meta:generator>LibreOffice/4.2.6.3$Linux_x86 LibreOffice_project/420m0$Build-3</meta:generator>
  </office:meta>
</office:document-meta>
</file>